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5e15d7" officeooo:paragraph-rsid="005e15d7"/>
    </style:style>
    <style:style style:name="P2" style:family="paragraph" style:parent-style-name="Text_20_body">
      <style:text-properties officeooo:rsid="00629be2" officeooo:paragraph-rsid="00629be2"/>
    </style:style>
    <style:style style:name="P3" style:family="paragraph" style:parent-style-name="Text_20_body">
      <style:text-properties officeooo:rsid="0065a612" officeooo:paragraph-rsid="0065a612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2">
      <style:text-properties officeooo:rsid="005c65b6" officeooo:paragraph-rsid="005c65b6"/>
    </style:style>
    <style:style style:name="P7" style:family="paragraph" style:parent-style-name="T2" style:list-style-name="Numbering_20_1"/>
    <style:style style:name="P8" style:family="paragraph" style:parent-style-name="T2">
      <style:text-properties officeooo:paragraph-rsid="006cdbf6"/>
    </style:style>
    <style:style style:name="P9" style:family="paragraph" style:parent-style-name="T1">
      <style:text-properties officeooo:rsid="005a9a64" officeooo:paragraph-rsid="005a9a64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40a1d1"/>
    </style:style>
    <style:style style:name="T2" style:family="text">
      <style:text-properties officeooo:rsid="00629be2"/>
    </style:style>
    <style:style style:name="T3" style:family="text">
      <style:text-properties officeooo:rsid="006486fc"/>
    </style:style>
    <style:style style:name="T4" style:family="text">
      <style:text-properties officeooo:rsid="00678782"/>
    </style:style>
    <style:style style:name="T5" style:family="text">
      <style:text-properties officeooo:rsid="00690f8f"/>
    </style:style>
    <style:style style:name="T6" style:family="text">
      <style:text-properties officeooo:rsid="0076557f"/>
    </style:style>
    <style:style style:name="T7" style:family="text">
      <style:text-properties officeooo:rsid="0078409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d<text:span text:style-name="T1">e</text:span> mémoire </text:p>
      <text:p text:style-name="Title"><text:span text:style-name="T1">Refonte du</text:span> moteur de recherche du Parlement Européen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637_1084348667" text:style-name="Index_20_Link" text:visited-style-name="Index_20_Link"><text:s/>1.Statut et mission de l’auditeur au sein du Parlement Européen<text:tab/>3</text:a></text:p>
          <text:p text:style-name="P10"><text:a xlink:type="simple" xlink:href="#__RefHeading___Toc639_1084348667" text:style-name="Index_20_Link" text:visited-style-name="Index_20_Link"><text:s/>1.1.Les institutions européennes<text:tab/>3</text:a></text:p>
          <text:p text:style-name="P10"><text:a xlink:type="simple" xlink:href="#__RefHeading___Toc641_1084348667" text:style-name="Index_20_Link" text:visited-style-name="Index_20_Link"><text:s/>1.2.Le Parlement Européen<text:tab/>3</text:a></text:p>
          <text:p text:style-name="P10"><text:a xlink:type="simple" xlink:href="#__RefHeading___Toc643_1084348667" text:style-name="Index_20_Link" text:visited-style-name="Index_20_Link"><text:s/>1.3.Le service EVOLUTION<text:tab/>3</text:a></text:p>
          <text:p text:style-name="P10"><text:a xlink:type="simple" xlink:href="#__RefHeading___Toc645_1084348667" text:style-name="Index_20_Link" text:visited-style-name="Index_20_Link"><text:s/>1.4.La mission de l’auditeur<text:tab/>3</text:a></text:p>
          <text:p text:style-name="P5"><text:a xlink:type="simple" xlink:href="#__RefHeading___Toc647_1084348667" text:style-name="Index_20_Link" text:visited-style-name="Index_20_Link"><text:s/>2.La situation initiale<text:tab/>3</text:a></text:p>
          <text:p text:style-name="P10"><text:a xlink:type="simple" xlink:href="#__RefHeading___Toc649_1084348667" text:style-name="Index_20_Link" text:visited-style-name="Index_20_Link"><text:s/>2.1.Présentation et fonction de la GSA<text:tab/>3</text:a></text:p>
          <text:p text:style-name="P10"><text:a xlink:type="simple" xlink:href="#__RefHeading___Toc653_1084348667" text:style-name="Index_20_Link" text:visited-style-name="Index_20_Link"><text:s/>2.2.L’architecture applicative existante<text:tab/>3</text:a></text:p>
          <text:p text:style-name="P10"><text:a xlink:type="simple" xlink:href="#__RefHeading___Toc655_1084348667" text:style-name="Index_20_Link" text:visited-style-name="Index_20_Link"><text:s/>2.3.Les lacunes du système<text:tab/>3</text:a></text:p>
          <text:p text:style-name="P11"><text:a xlink:type="simple" xlink:href="#__RefHeading___Toc657_1084348667" text:style-name="Index_20_Link" text:visited-style-name="Index_20_Link"><text:s/>a)Une fonction principale insatisfaisante<text:tab/>3</text:a></text:p>
          <text:p text:style-name="P11"><text:a xlink:type="simple" xlink:href="#__RefHeading___Toc659_1084348667" text:style-name="Index_20_Link" text:visited-style-name="Index_20_Link"><text:s/>b)Des fonctions secondaires absentes<text:tab/>3</text:a></text:p>
          <text:p text:style-name="P10"><text:a xlink:type="simple" xlink:href="#__RefHeading___Toc661_1084348667" text:style-name="Index_20_Link" text:visited-style-name="Index_20_Link"><text:s/>2.4.Une échéance à relever<text:tab/>3</text:a></text:p>
          <text:p text:style-name="P5"><text:a xlink:type="simple" xlink:href="#__RefHeading___Toc663_1084348667" text:style-name="Index_20_Link" text:visited-style-name="Index_20_Link"><text:s/>3.Cahier des charges<text:tab/>3</text:a></text:p>
          <text:p text:style-name="P10"><text:a xlink:type="simple" xlink:href="#__RefHeading___Toc665_1084348667" text:style-name="Index_20_Link" text:visited-style-name="Index_20_Link"><text:s/>3.1.Les besoins fonctionnelles<text:tab/>3</text:a></text:p>
          <text:p text:style-name="P11"><text:a xlink:type="simple" xlink:href="#__RefHeading___Toc667_1084348667" text:style-name="Index_20_Link" text:visited-style-name="Index_20_Link"><text:s/>a)Les besoins de la direction de la communication<text:tab/>3</text:a></text:p>
          <text:p text:style-name="P11"><text:a xlink:type="simple" xlink:href="#__RefHeading___Toc669_1084348667" text:style-name="Index_20_Link" text:visited-style-name="Index_20_Link"><text:s/>b)Les besoins de la direction technique<text:tab/>3</text:a></text:p>
          <text:p text:style-name="P10"><text:a xlink:type="simple" xlink:href="#__RefHeading___Toc671_1084348667" text:style-name="Index_20_Link" text:visited-style-name="Index_20_Link"><text:s/>3.2.Les besoins techniques<text:tab/>3</text:a></text:p>
          <text:p text:style-name="P11"><text:a xlink:type="simple" xlink:href="#__RefHeading___Toc673_1084348667" text:style-name="Index_20_Link" text:visited-style-name="Index_20_Link"><text:s/>a)Les technologies supportées et autorisées<text:tab/>3</text:a></text:p>
          <text:p text:style-name="P11"><text:a xlink:type="simple" xlink:href="#__RefHeading___Toc675_1084348667" text:style-name="Index_20_Link" text:visited-style-name="Index_20_Link"><text:s/>b)Les processus qualité<text:tab/>3</text:a></text:p>
          <text:p text:style-name="P11"><text:a xlink:type="simple" xlink:href="#__RefHeading___Toc687_1084348667" text:style-name="Index_20_Link" text:visited-style-name="Index_20_Link"><text:s/>c)Un projet pilote vers le Cloud<text:tab/>4</text:a></text:p>
          <text:p text:style-name="P5"><text:a xlink:type="simple" xlink:href="#__RefHeading___Toc689_1084348667" text:style-name="Index_20_Link" text:visited-style-name="Index_20_Link"><text:s/>4.La gestion du projet<text:tab/>4</text:a></text:p>
          <text:p text:style-name="P10"><text:a xlink:type="simple" xlink:href="#__RefHeading___Toc691_1084348667" text:style-name="Index_20_Link" text:visited-style-name="Index_20_Link"><text:s/>4.1.Budget<text:tab/>4</text:a></text:p>
          <text:p text:style-name="P10"><text:a xlink:type="simple" xlink:href="#__RefHeading___Toc693_1084348667" text:style-name="Index_20_Link" text:visited-style-name="Index_20_Link"><text:s/>4.2.Planning prévisionnel<text:tab/>4</text:a></text:p>
          <text:p text:style-name="P5"><text:a xlink:type="simple" xlink:href="#__RefHeading___Toc695_1084348667" text:style-name="Index_20_Link" text:visited-style-name="Index_20_Link"><text:s/>5.La conception du projet<text:tab/>4</text:a></text:p>
          <text:p text:style-name="P10"><text:a xlink:type="simple" xlink:href="#__RefHeading___Toc697_1084348667" text:style-name="Index_20_Link" text:visited-style-name="Index_20_Link"><text:s/>5.1.Analyse fonctionnelle<text:tab/>4</text:a></text:p>
          <text:p text:style-name="P10"><text:a xlink:type="simple" xlink:href="#__RefHeading___Toc701_1084348667" text:style-name="Index_20_Link" text:visited-style-name="Index_20_Link"><text:s/>5.2.Architecture technique prévisionnelle<text:tab/>4</text:a></text:p>
          <text:p text:style-name="P10"><text:a xlink:type="simple" xlink:href="#__RefHeading___Toc705_1084348667" text:style-name="Index_20_Link" text:visited-style-name="Index_20_Link"><text:s/>5.3.État de l’art des solutions techniques applicables<text:tab/>4</text:a></text:p>
          <text:p text:style-name="P11"><text:a xlink:type="simple" xlink:href="#__RefHeading___Toc707_1084348667" text:style-name="Index_20_Link" text:visited-style-name="Index_20_Link"><text:s/>a)Les web services<text:tab/>4</text:a></text:p>
          <text:p text:style-name="P11"><text:a xlink:type="simple" xlink:href="#__RefHeading___Toc709_1084348667" text:style-name="Index_20_Link" text:visited-style-name="Index_20_Link"><text:s/>b)Les interfaces graphiques<text:tab/>4</text:a></text:p>
          <text:p text:style-name="P11"><text:a xlink:type="simple" xlink:href="#__RefHeading___Toc711_1084348667" text:style-name="Index_20_Link" text:visited-style-name="Index_20_Link"><text:s/>c)Les systèmes d’indexation<text:tab/>4</text:a></text:p>
          <text:p text:style-name="P10"><text:a xlink:type="simple" xlink:href="#__RefHeading___Toc715_1084348667" text:style-name="Index_20_Link" text:visited-style-name="Index_20_Link"><text:s/>5.4.Recherches et prototypage<text:tab/>4</text:a></text:p>
          <text:p text:style-name="P11"><text:a xlink:type="simple" xlink:href="#__RefHeading___Toc717_1084348667" text:style-name="Index_20_Link" text:visited-style-name="Index_20_Link"><text:s/>a)Un POC du module d’indexation<text:tab/>4</text:a></text:p>
          <text:p text:style-name="P11"><text:a xlink:type="simple" xlink:href="#__RefHeading___Toc719_1084348667" text:style-name="Index_20_Link" text:visited-style-name="Index_20_Link"><text:s/>b)La solution Azur Search<text:tab/>4</text:a></text:p>
          <text:p text:style-name="P11"><text:a xlink:type="simple" xlink:href="#__RefHeading___Toc721_1084348667" text:style-name="Index_20_Link" text:visited-style-name="Index_20_Link"><text:s/>c)Les solutions Amazon<text:tab/>4</text:a></text:p>
          <text:p text:style-name="P11"><text:soft-page-break/><text:a xlink:type="simple" xlink:href="#__RefHeading___Toc729_1084348667" text:style-name="Index_20_Link" text:visited-style-name="Index_20_Link"><text:s/>d)L’hébergement des index ElasticSearch sur le réseau du Parlement<text:tab/>4</text:a></text:p>
          <text:p text:style-name="P10"><text:a xlink:type="simple" xlink:href="#__RefHeading___Toc731_1084348667" text:style-name="Index_20_Link" text:visited-style-name="Index_20_Link"><text:s/>5.5.Choix de la solution<text:tab/>4</text:a></text:p>
          <text:p text:style-name="P11"><text:a xlink:type="simple" xlink:href="#__RefHeading___Toc733_1084348667" text:style-name="Index_20_Link" text:visited-style-name="Index_20_Link"><text:s/>a)Étude comparative<text:tab/>5</text:a></text:p>
          <text:p text:style-name="P11"><text:a xlink:type="simple" xlink:href="#__RefHeading___Toc741_1084348667" text:style-name="Index_20_Link" text:visited-style-name="Index_20_Link"><text:s/>b)Schéma d’architecture technique définitif<text:tab/>5</text:a></text:p>
          <text:p text:style-name="P10"><text:a xlink:type="simple" xlink:href="#__RefHeading___Toc743_1084348667" text:style-name="Index_20_Link" text:visited-style-name="Index_20_Link"><text:s/>5.6.Conclusion<text:tab/>5</text:a></text:p>
          <text:p text:style-name="P5"><text:a xlink:type="simple" xlink:href="#__RefHeading___Toc745_1084348667" text:style-name="Index_20_Link" text:visited-style-name="Index_20_Link"><text:s/>6.La réalisation<text:tab/>5</text:a></text:p>
          <text:p text:style-name="P10"><text:a xlink:type="simple" xlink:href="#__RefHeading___Toc747_1084348667" text:style-name="Index_20_Link" text:visited-style-name="Index_20_Link"><text:s/>6.1.Un développement par itération<text:tab/>5</text:a></text:p>
          <text:p text:style-name="P11"><text:a xlink:type="simple" xlink:href="#__RefHeading___Toc749_1084348667" text:style-name="Index_20_Link" text:visited-style-name="Index_20_Link"><text:s/>a)De plus prioritaire au moins prioritaire<text:tab/>5</text:a></text:p>
          <text:p text:style-name="P11"><text:a xlink:type="simple" xlink:href="#__RefHeading___Toc751_1084348667" text:style-name="Index_20_Link" text:visited-style-name="Index_20_Link"><text:s/>b)Des phases d’analyse approfondies et une redéfinition des besoins<text:tab/>5</text:a></text:p>
          <text:p text:style-name="P11"><text:a xlink:type="simple" xlink:href="#__RefHeading___Toc757_1084348667" text:style-name="Index_20_Link" text:visited-style-name="Index_20_Link"><text:s/>c)Validation et boucle de retro-action<text:tab/>5</text:a></text:p>
          <text:p text:style-name="P10"><text:a xlink:type="simple" xlink:href="#__RefHeading___Toc771_1084348667" text:style-name="Index_20_Link" text:visited-style-name="Index_20_Link"><text:s/>6.2.Développement du module d’indexation<text:tab/>5</text:a></text:p>
          <text:p text:style-name="P11"><text:a xlink:type="simple" xlink:href="#__RefHeading___Toc773_1084348667" text:style-name="Index_20_Link" text:visited-style-name="Index_20_Link"><text:s/>a)La gestion des fréquences d’indexation<text:tab/>5</text:a></text:p>
          <text:p text:style-name="P11"><text:a xlink:type="simple" xlink:href="#__RefHeading___Toc775_1084348667" text:style-name="Index_20_Link" text:visited-style-name="Index_20_Link"><text:s/>b)Le lien entre les pages html et le modèle de données<text:tab/>5</text:a></text:p>
          <text:p text:style-name="P11"><text:a xlink:type="simple" xlink:href="#__RefHeading___Toc777_1084348667" text:style-name="Index_20_Link" text:visited-style-name="Index_20_Link"><text:s/>c)La distinction entre les liens suivis et les pages indexées<text:tab/>5</text:a></text:p>
          <text:p text:style-name="P11"><text:a xlink:type="simple" xlink:href="#__RefHeading___Toc779_1084348667" text:style-name="Index_20_Link" text:visited-style-name="Index_20_Link"><text:s/>d)Politiques d’indexation et suppression des pages obsolètes<text:tab/>5</text:a></text:p>
          <text:p text:style-name="P11"><text:a xlink:type="simple" xlink:href="#__RefHeading___Toc781_1084348667" text:style-name="Index_20_Link" text:visited-style-name="Index_20_Link"><text:s/>e)La gestion des pages en erreur<text:tab/>5</text:a></text:p>
          <text:p text:style-name="P11"><text:a xlink:type="simple" xlink:href="#__RefHeading___Toc785_1084348667" text:style-name="Index_20_Link" text:visited-style-name="Index_20_Link"><text:s/>f)Une interface d’administration<text:tab/>6</text:a></text:p>
          <text:p text:style-name="P10"><text:a xlink:type="simple" xlink:href="#__RefHeading___Toc787_1084348667" text:style-name="Index_20_Link" text:visited-style-name="Index_20_Link"><text:s/>6.3.L’implémentation des fonctionnalités de recherches<text:tab/>6</text:a></text:p>
          <text:p text:style-name="P11"><text:a xlink:type="simple" xlink:href="#__RefHeading___Toc789_1084348667" text:style-name="Index_20_Link" text:visited-style-name="Index_20_Link"><text:s/>a)Résumé des concepts Elasticsearch<text:tab/>6</text:a></text:p>
          <text:p text:style-name="P11"><text:a xlink:type="simple" xlink:href="#__RefHeading___Toc791_1084348667" text:style-name="Index_20_Link" text:visited-style-name="Index_20_Link"><text:s/>b)Le couplage entre la structure des index et les fonctionnalités de recherche<text:tab/>6</text:a></text:p>
          <text:p text:style-name="P11"><text:a xlink:type="simple" xlink:href="#__RefHeading___Toc793_1084348667" text:style-name="Index_20_Link" text:visited-style-name="Index_20_Link"><text:s/>c)La recherche sur une phrase<text:tab/>6</text:a></text:p>
          <text:p text:style-name="P11"><text:a xlink:type="simple" xlink:href="#__RefHeading___Toc795_1084348667" text:style-name="Index_20_Link" text:visited-style-name="Index_20_Link"><text:s/>d)Une recherche simultanée sur la phrase et sur les mots<text:tab/>6</text:a></text:p>
          <text:p text:style-name="P11"><text:a xlink:type="simple" xlink:href="#__RefHeading___Toc797_1084348667" text:style-name="Index_20_Link" text:visited-style-name="Index_20_Link"><text:s/>e)Corrections et suggestions de « phrases »<text:tab/>6</text:a></text:p>
          <text:p text:style-name="P11"><text:a xlink:type="simple" xlink:href="#__RefHeading___Toc799_1084348667" text:style-name="Index_20_Link" text:visited-style-name="Index_20_Link"><text:s/>f)Auto complétion sur l’historique des requêtes pertinentes<text:tab/>6</text:a></text:p>
          <text:p text:style-name="P10"><text:a xlink:type="simple" xlink:href="#__RefHeading___Toc801_1084348667" text:style-name="Index_20_Link" text:visited-style-name="Index_20_Link"><text:s/>6.4.Développement du web service de recherche<text:tab/>6</text:a></text:p>
          <text:p text:style-name="P11"><text:a xlink:type="simple" xlink:href="#__RefHeading___Toc805_1084348667" text:style-name="Index_20_Link" text:visited-style-name="Index_20_Link"><text:s/>a)Un web service REST utilisable depuis n’importe quelle source<text:tab/>6</text:a></text:p>
          <text:p text:style-name="P11"><text:a xlink:type="simple" xlink:href="#__RefHeading___Toc807_1084348667" text:style-name="Index_20_Link" text:visited-style-name="Index_20_Link"><text:s/>b)La définition du modèle de donnée exposé<text:tab/>6</text:a></text:p>
          <text:p text:style-name="P11"><text:a xlink:type="simple" xlink:href="#__RefHeading___Toc809_1084348667" text:style-name="Index_20_Link" text:visited-style-name="Index_20_Link"><text:s/>c)Implémentation d’une page de recherche simplifiée<text:tab/>6</text:a></text:p>
          <text:p text:style-name="P10"><text:a xlink:type="simple" xlink:href="#__RefHeading___Toc811_1084348667" text:style-name="Index_20_Link" text:visited-style-name="Index_20_Link"><text:s/>6.5.Intégration du client de recherche au site internet du parlement<text:tab/>6</text:a></text:p>
          <text:p text:style-name="P5"><text:a xlink:type="simple" xlink:href="#__RefHeading___Toc813_1084348667" text:style-name="Index_20_Link" text:visited-style-name="Index_20_Link"><text:s/>7.Tests et intégration continue<text:tab/>6</text:a></text:p>
          <text:p text:style-name="P10"><text:a xlink:type="simple" xlink:href="#__RefHeading___Toc815_1084348667" text:style-name="Index_20_Link" text:visited-style-name="Index_20_Link"><text:s/>7.1.Test unitaires et couvertures de code<text:tab/>6</text:a></text:p>
          <text:p text:style-name="P10"><text:a xlink:type="simple" xlink:href="#__RefHeading___Toc819_1084348667" text:style-name="Index_20_Link" text:visited-style-name="Index_20_Link"><text:s/>7.2.Les critères qualité de l’analyse automatique du code<text:tab/>6</text:a></text:p>
          <text:p text:style-name="P10"><text:a xlink:type="simple" xlink:href="#__RefHeading___Toc821_1084348667" text:style-name="Index_20_Link" text:visited-style-name="Index_20_Link"><text:s/>7.3.Les tests d’intégration<text:tab/>6</text:a></text:p>
          <text:p text:style-name="P10"><text:a xlink:type="simple" xlink:href="#__RefHeading___Toc825_1084348667" text:style-name="Index_20_Link" text:visited-style-name="Index_20_Link"><text:s/>7.4.Les tests de validation<text:tab/>6</text:a></text:p>
          <text:p text:style-name="P5"><text:a xlink:type="simple" xlink:href="#__RefHeading___Toc829_1084348667" text:style-name="Index_20_Link" text:visited-style-name="Index_20_Link"><text:s/>8.La documentation<text:tab/>6</text:a></text:p>
          <text:p text:style-name="P10"><text:a xlink:type="simple" xlink:href="#__RefHeading___Toc831_1084348667" text:style-name="Index_20_Link" text:visited-style-name="Index_20_Link"><text:s/>8.1.Le Document Technique d’Architecture (DTA)<text:tab/>6</text:a></text:p>
          <text:p text:style-name="P10"><text:a xlink:type="simple" xlink:href="#__RefHeading___Toc833_1084348667" text:style-name="Index_20_Link" text:visited-style-name="Index_20_Link"><text:s/>8.2.La documentation technique<text:tab/>6</text:a></text:p>
          <text:p text:style-name="P10"><text:a xlink:type="simple" xlink:href="#__RefHeading___Toc835_1084348667" text:style-name="Index_20_Link" text:visited-style-name="Index_20_Link"><text:s/>8.3.La documentation Java et les commentaires<text:tab/>7</text:a></text:p>
          <text:p text:style-name="P5"><text:a xlink:type="simple" xlink:href="#__RefHeading___Toc837_1084348667" text:style-name="Index_20_Link" text:visited-style-name="Index_20_Link"><text:s/>9.La formation utilisateurs<text:tab/>7</text:a></text:p>
          <text:p text:style-name="P5"><text:a xlink:type="simple" xlink:href="#__RefHeading___Toc1529_1084348667" text:style-name="Index_20_Link" text:visited-style-name="Index_20_Link"><text:s/>10.Retours d’expérience<text:tab/>7</text:a></text:p>
          <text:p text:style-name="P5"><text:a xlink:type="simple" xlink:href="#__RefHeading___Toc841_1084348667" text:style-name="Index_20_Link" text:visited-style-name="Index_20_Link"><text:s/>11.Conclusion<text:tab/>7</text:a></text:p>
        </text:index-body>
      </text:table-of-content>
      <text:p text:style-name="Text_20_body"/>
      <text:p text:style-name="P4"/>
      <text:list xml:id="list136014683582554213" text:style-name="Numbering_20_1">
        <text:list-item>
          <text:h text:style-name="T1" text:outline-level="1"><text:bookmark-start text:name="__RefHeading___Toc637_1084348667"/>Statut et mission de l’auditeur au sein du Parlement Européen<text:bookmark-end text:name="__RefHeading___Toc637_1084348667"/></text:h>
          <text:list>
            <text:list-item>
              <text:h text:style-name="P6" text:outline-level="2"><text:bookmark-start text:name="__RefHeading___Toc639_1084348667"/>Les institutions européennes<text:bookmark-end text:name="__RefHeading___Toc639_1084348667"/></text:h>
            </text:list-item>
            <text:list-item>
              <text:h text:style-name="P6" text:outline-level="2"><text:bookmark-start text:name="__RefHeading___Toc641_1084348667"/>Le Parlement Européen<text:bookmark-end text:name="__RefHeading___Toc641_1084348667"/></text:h>
            </text:list-item>
            <text:list-item>
              <text:h text:style-name="P6" text:outline-level="2"><text:bookmark-start text:name="__RefHeading___Toc643_1084348667"/>Le service EVOLUTION<text:bookmark-end text:name="__RefHeading___Toc643_1084348667"/></text:h>
            </text:list-item>
            <text:list-item>
              <text:h text:style-name="P6" text:outline-level="2"><text:bookmark-start text:name="__RefHeading___Toc645_1084348667"/>La mission de l’auditeur<text:bookmark-end text:name="__RefHeading___Toc645_1084348667"/></text:h>
              <text:h text:style-name="P6" text:outline-level="2"/>
            </text:list-item>
          </text:list>
        </text:list-item>
        <text:list-item>
          <text:h text:style-name="T1" text:outline-level="1"><text:bookmark-start text:name="__RefHeading___Toc647_1084348667"/>La situation initiale<text:bookmark-end text:name="__RefHeading___Toc647_1084348667"/></text:h>
          <text:list>
            <text:list-item>
              <text:h text:style-name="T2" text:outline-level="2"><text:bookmark-start text:name="__RefHeading___Toc649_1084348667"/>Présentation et fonction de la GSA<text:bookmark-end text:name="__RefHeading___Toc649_1084348667"/></text:h>
            </text:list-item>
          </text:list>
        </text:list-item>
      </text:list>
      <text:p text:style-name="P1"><text:bookmark-start text:name="__RefHeading___Toc651_1084348667"/>(Description du service Google Search Appliance).<text:bookmark-end text:name="__RefHeading___Toc651_1084348667"/></text:p>
      <text:list xml:id="list172738628223612" text:continue-numbering="true" text:style-name="Numbering_20_1">
        <text:list-item>
          <text:list>
            <text:list-item>
              <text:h text:style-name="T2" text:outline-level="2"><text:bookmark-start text:name="__RefHeading___Toc653_1084348667"/><text:span text:style-name="T2">L</text:span>’architecture applicative existante<text:bookmark-end text:name="__RefHeading___Toc653_1084348667"/></text:h>
            </text:list-item>
            <text:list-item>
              <text:h text:style-name="T2" text:outline-level="2"><text:bookmark-start text:name="__RefHeading___Toc655_1084348667"/>Les lacunes du système<text:bookmark-end text:name="__RefHeading___Toc655_1084348667"/></text:h>
              <text:list>
                <text:list-item>
                  <text:h text:style-name="T3" text:outline-level="3"><text:bookmark-start text:name="__RefHeading___Toc657_1084348667"/>Une fonction principale insatisfaisante<text:bookmark-end text:name="__RefHeading___Toc657_1084348667"/></text:h>
                </text:list-item>
                <text:list-item>
                  <text:h text:style-name="T3" text:outline-level="3"><text:bookmark-start text:name="__RefHeading___Toc659_1084348667"/>Des fonctions secondaires absentes<text:bookmark-end text:name="__RefHeading___Toc659_1084348667"/></text:h>
                </text:list-item>
              </text:list>
            </text:list-item>
            <text:list-item>
              <text:h text:style-name="T2" text:outline-level="2"><text:bookmark-start text:name="__RefHeading___Toc661_1084348667"/>Une échéance à relever<text:bookmark-end text:name="__RefHeading___Toc661_1084348667"/></text:h>
              <text:h text:style-name="T2" text:outline-level="2"/>
            </text:list-item>
          </text:list>
        </text:list-item>
        <text:list-item>
          <text:h text:style-name="T1" text:outline-level="1"><text:bookmark-start text:name="__RefHeading___Toc663_1084348667"/>Cahier des charges<text:bookmark-end text:name="__RefHeading___Toc663_1084348667"/></text:h>
          <text:list>
            <text:list-item>
              <text:h text:style-name="T2" text:outline-level="2"><text:bookmark-start text:name="__RefHeading___Toc665_1084348667"/>Les besoins fonctionnelles<text:bookmark-end text:name="__RefHeading___Toc665_1084348667"/></text:h>
              <text:list>
                <text:list-item>
                  <text:h text:style-name="T3" text:outline-level="3"><text:bookmark-start text:name="__RefHeading___Toc667_1084348667"/>Les besoins de la direction de la communication<text:bookmark-end text:name="__RefHeading___Toc667_1084348667"/></text:h>
                </text:list-item>
                <text:list-item>
                  <text:h text:style-name="T3" text:outline-level="3"><text:bookmark-start text:name="__RefHeading___Toc669_1084348667"/>Les besoins de la direction technique<text:bookmark-end text:name="__RefHeading___Toc669_1084348667"/></text:h>
                </text:list-item>
              </text:list>
            </text:list-item>
            <text:list-item>
              <text:h text:style-name="T2" text:outline-level="2"><text:bookmark-start text:name="__RefHeading___Toc671_1084348667"/>Les besoins techniques<text:bookmark-end text:name="__RefHeading___Toc671_1084348667"/></text:h>
              <text:list>
                <text:list-item>
                  <text:h text:style-name="T3" text:outline-level="3"><text:bookmark-start text:name="__RefHeading___Toc673_1084348667"/>Les technologies supportées et autorisées<text:bookmark-end text:name="__RefHeading___Toc673_1084348667"/></text:h>
                </text:list-item>
                <text:list-item>
                  <text:h text:style-name="T3" text:outline-level="3"><text:bookmark-start text:name="__RefHeading___Toc675_1084348667"/>Les processus qualité<text:bookmark-end text:name="__RefHeading___Toc675_1084348667"/></text:h>
                  <text:list>
                    <text:list-item>
                      <text:h text:style-name="T4" text:outline-level="4"><text:bookmark-start text:name="__RefHeading___Toc677_1084348667"/>Le suivi (framework ASTRA)<text:bookmark-end text:name="__RefHeading___Toc677_1084348667"/></text:h>
                    </text:list-item>
                    <text:list-item>
                      <text:h text:style-name="T4" text:outline-level="4"><text:bookmark-start text:name="__RefHeading___Toc679_1084348667"/>Documentation<text:bookmark-end text:name="__RefHeading___Toc679_1084348667"/></text:h>
                    </text:list-item>
                    <text:list-item>
                      <text:h text:style-name="T4" text:outline-level="4"><text:bookmark-start text:name="__RefHeading___Toc681_1084348667"/>Intégration continue (Jenkins)<text:bookmark-end text:name="__RefHeading___Toc681_1084348667"/></text:h>
                    </text:list-item>
                    <text:list-item>
                      <text:h text:style-name="T4" text:outline-level="4"><text:bookmark-start text:name="__RefHeading___Toc683_1084348667"/><text:soft-page-break/>Tests unitaires et couverture de code<text:bookmark-end text:name="__RefHeading___Toc683_1084348667"/></text:h>
                    </text:list-item>
                    <text:list-item>
                      <text:h text:style-name="T4" text:outline-level="4"><text:bookmark-start text:name="__RefHeading___Toc685_1084348667"/>Revue de code automatique avec Sonar<text:bookmark-end text:name="__RefHeading___Toc685_1084348667"/></text:h>
                    </text:list-item>
                  </text:list>
                </text:list-item>
                <text:list-item>
                  <text:h text:style-name="T3" text:outline-level="3"><text:bookmark-start text:name="__RefHeading___Toc687_1084348667"/>Un projet pilote vers le Cloud<text:bookmark-end text:name="__RefHeading___Toc687_1084348667"/></text:h>
                  <text:h text:style-name="T3" text:outline-level="3"/>
                </text:list-item>
              </text:list>
            </text:list-item>
          </text:list>
        </text:list-item>
        <text:list-item>
          <text:h text:style-name="T1" text:outline-level="1"><text:bookmark-start text:name="__RefHeading___Toc689_1084348667"/>La gestion du projet<text:bookmark-end text:name="__RefHeading___Toc689_1084348667"/></text:h>
          <text:list>
            <text:list-item>
              <text:h text:style-name="P7" text:outline-level="2"><text:bookmark-start text:name="__RefHeading___Toc691_1084348667"/>Budget<text:bookmark-end text:name="__RefHeading___Toc691_1084348667"/></text:h>
            </text:list-item>
            <text:list-item>
              <text:h text:style-name="P7" text:outline-level="2"><text:bookmark-start text:name="__RefHeading___Toc693_1084348667"/>Planning prévisionnel<text:bookmark-end text:name="__RefHeading___Toc693_1084348667"/></text:h>
              <text:h text:style-name="P7" text:outline-level="2"/>
            </text:list-item>
          </text:list>
        </text:list-item>
        <text:list-item>
          <text:h text:style-name="P9" text:outline-level="1"><text:bookmark-start text:name="__RefHeading___Toc695_1084348667"/>La conception du projet<text:bookmark-end text:name="__RefHeading___Toc695_1084348667"/></text:h>
          <text:list>
            <text:list-item>
              <text:h text:style-name="T2" text:outline-level="2"><text:bookmark-start text:name="__RefHeading___Toc697_1084348667"/>Analyse fonctionnelle<text:bookmark-end text:name="__RefHeading___Toc697_1084348667"/></text:h>
            </text:list-item>
          </text:list>
        </text:list-item>
      </text:list>
      <text:p text:style-name="P2"><text:bookmark-start text:name="__RefHeading___Toc699_1084348667"/>(diagramme fonctionnel, use cases)<text:bookmark-end text:name="__RefHeading___Toc699_1084348667"/></text:p>
      <text:list xml:id="list172738725732911" text:continue-numbering="true" text:style-name="Numbering_20_1">
        <text:list-item>
          <text:list>
            <text:list-item>
              <text:h text:style-name="T2" text:outline-level="2"><text:bookmark-start text:name="__RefHeading___Toc701_1084348667"/>Architecture technique prévisionnelle<text:bookmark-end text:name="__RefHeading___Toc701_1084348667"/></text:h>
            </text:list-item>
          </text:list>
        </text:list-item>
      </text:list>
      <text:p text:style-name="P2"><text:bookmark-start text:name="__RefHeading___Toc703_1084348667"/>(Schéma d’architecture provisoire)<text:bookmark-end text:name="__RefHeading___Toc703_1084348667"/></text:p>
      <text:list xml:id="list172738962595143" text:continue-numbering="true" text:style-name="Numbering_20_1">
        <text:list-item>
          <text:list>
            <text:list-item>
              <text:h text:style-name="T2" text:outline-level="2"><text:bookmark-start text:name="__RefHeading___Toc705_1084348667"/><text:span text:style-name="T2">État</text:span> de l’art des solutions techniques applicables<text:bookmark-end text:name="__RefHeading___Toc705_1084348667"/></text:h>
              <text:list>
                <text:list-item>
                  <text:h text:style-name="T3" text:outline-level="3"><text:bookmark-start text:name="__RefHeading___Toc707_1084348667"/>Les web services<text:bookmark-end text:name="__RefHeading___Toc707_1084348667"/></text:h>
                </text:list-item>
                <text:list-item>
                  <text:h text:style-name="T3" text:outline-level="3"><text:bookmark-start text:name="__RefHeading___Toc709_1084348667"/>Les interfaces graphiques<text:bookmark-end text:name="__RefHeading___Toc709_1084348667"/></text:h>
                </text:list-item>
                <text:list-item>
                  <text:h text:style-name="T3" text:outline-level="3"><text:bookmark-start text:name="__RefHeading___Toc711_1084348667"/>Les systèmes d’indexation<text:bookmark-end text:name="__RefHeading___Toc711_1084348667"/></text:h>
                </text:list-item>
              </text:list>
            </text:list-item>
          </text:list>
        </text:list-item>
      </text:list>
      <text:p text:style-name="P2"><text:bookmark-start text:name="__RefHeading___Toc713_1084348667"/>(nécessite une phase de recherche approfondie)<text:bookmark-end text:name="__RefHeading___Toc713_1084348667"/></text:p>
      <text:list xml:id="list172739288868715" text:continue-numbering="true" text:style-name="Numbering_20_1">
        <text:list-item>
          <text:list>
            <text:list-item>
              <text:h text:style-name="T2" text:outline-level="2"><text:bookmark-start text:name="__RefHeading___Toc715_1084348667"/>Recherches et prototypage<text:bookmark-end text:name="__RefHeading___Toc715_1084348667"/></text:h>
              <text:list>
                <text:list-item>
                  <text:h text:style-name="T3" text:outline-level="3"><text:bookmark-start text:name="__RefHeading___Toc717_1084348667"/>Un POC du module d’indexation<text:bookmark-end text:name="__RefHeading___Toc717_1084348667"/></text:h>
                </text:list-item>
                <text:list-item>
                  <text:h text:style-name="T3" text:outline-level="3"><text:bookmark-start text:name="__RefHeading___Toc719_1084348667"/>La solution Azur Search<text:bookmark-end text:name="__RefHeading___Toc719_1084348667"/></text:h>
                </text:list-item>
                <text:list-item>
                  <text:h text:style-name="T3" text:outline-level="3"><text:bookmark-start text:name="__RefHeading___Toc721_1084348667"/>Les solutions Amazon<text:bookmark-end text:name="__RefHeading___Toc721_1084348667"/></text:h>
                  <text:list>
                    <text:list-item>
                      <text:h text:style-name="T4" text:outline-level="4"><text:bookmark-start text:name="__RefHeading___Toc723_1084348667"/>CloudSearch<text:bookmark-end text:name="__RefHeading___Toc723_1084348667"/></text:h>
                    </text:list-item>
                    <text:list-item>
                      <text:h text:style-name="T4" text:outline-level="4"><text:bookmark-start text:name="__RefHeading___Toc725_1084348667"/>ElasticSearch service<text:bookmark-end text:name="__RefHeading___Toc725_1084348667"/></text:h>
                    </text:list-item>
                  </text:list>
                </text:list-item>
              </text:list>
            </text:list-item>
          </text:list>
        </text:list-item>
      </text:list>
      <text:p text:style-name="P2"><text:bookmark-start text:name="__RefHeading___Toc727_1084348667"/>(Parler de la gestion des droits)<text:bookmark-end text:name="__RefHeading___Toc727_1084348667"/></text:p>
      <text:list xml:id="list172738030195719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729_1084348667"/>L’hébergement des index ElasticSearch sur le réseau du Parlement<text:bookmark-end text:name="__RefHeading___Toc729_1084348667"/></text:h>
                </text:list-item>
              </text:list>
            </text:list-item>
            <text:list-item>
              <text:h text:style-name="T2" text:outline-level="2"><text:bookmark-start text:name="__RefHeading___Toc731_1084348667"/>Choix de la solution<text:bookmark-end text:name="__RefHeading___Toc731_1084348667"/></text:h>
              <text:list>
                <text:list-item>
                  <text:h text:style-name="T3" text:outline-level="3"><text:bookmark-start text:name="__RefHeading___Toc733_1084348667"/><text:soft-page-break/><text:span text:style-name="T3">Étude</text:span> comparative<text:bookmark-end text:name="__RefHeading___Toc733_1084348667"/></text:h>
                </text:list-item>
              </text:list>
            </text:list-item>
          </text:list>
        </text:list-item>
      </text:list>
      <text:p text:style-name="P2"><text:bookmark-start text:name="__RefHeading___Toc735_1084348667"/>(malgré la complexité : on privilégie la sécurité (rapatriement possible en intranet) et<text:bookmark-end text:name="__RefHeading___Toc735_1084348667"/></text:p>
      <text:p text:style-name="P2"><text:bookmark-start text:name="__RefHeading___Toc737_1084348667"/>la flexibilité (possibilité de couvrir un plus grand nombre de besoins) =&gt; prise de<text:bookmark-end text:name="__RefHeading___Toc737_1084348667"/></text:p>
      <text:p text:style-name="P2"><text:bookmark-start text:name="__RefHeading___Toc739_1084348667"/>risques sur le budget prévisionnel)<text:bookmark-end text:name="__RefHeading___Toc739_1084348667"/></text:p>
      <text:list xml:id="list172738234058425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741_1084348667"/>Schéma d’architecture technique définitif<text:bookmark-end text:name="__RefHeading___Toc741_1084348667"/></text:h>
                </text:list-item>
              </text:list>
            </text:list-item>
            <text:list-item>
              <text:h text:style-name="T2" text:outline-level="2"><text:bookmark-start text:name="__RefHeading___Toc743_1084348667"/>Conclusion<text:bookmark-end text:name="__RefHeading___Toc743_1084348667"/></text:h>
            </text:list-item>
          </text:list>
        </text:list-item>
      </text:list>
      <text:p text:style-name="Text_20_body"/>
      <text:list xml:id="list172737490022241" text:continue-numbering="true" text:style-name="Numbering_20_1">
        <text:list-item>
          <text:h text:style-name="P9" text:outline-level="1"><text:bookmark-start text:name="__RefHeading___Toc745_1084348667"/>La réalisation<text:bookmark-end text:name="__RefHeading___Toc745_1084348667"/></text:h>
          <text:list>
            <text:list-item>
              <text:h text:style-name="T2" text:outline-level="2"><text:bookmark-start text:name="__RefHeading___Toc747_1084348667"/>Un développement par itération<text:bookmark-end text:name="__RefHeading___Toc747_1084348667"/></text:h>
              <text:list>
                <text:list-item>
                  <text:h text:style-name="T3" text:outline-level="3"><text:bookmark-start text:name="__RefHeading___Toc749_1084348667"/>De plus prioritaire au moins prioritaire<text:bookmark-end text:name="__RefHeading___Toc749_1084348667"/></text:h>
                </text:list-item>
                <text:list-item>
                  <text:h text:style-name="T3" text:outline-level="3"><text:bookmark-start text:name="__RefHeading___Toc751_1084348667"/>Des phases d’analyse approfondies et une redéfinition des besoins<text:bookmark-end text:name="__RefHeading___Toc751_1084348667"/></text:h>
                </text:list-item>
              </text:list>
            </text:list-item>
          </text:list>
        </text:list-item>
      </text:list>
      <text:p text:style-name="P3"><text:bookmark-start text:name="__RefHeading___Toc753_1084348667"/>(note : Une technologie mal comprise par la maîtrise d’ouvrage et par la maîtrise<text:bookmark-end text:name="__RefHeading___Toc753_1084348667"/></text:p>
      <text:p text:style-name="P3"><text:bookmark-start text:name="__RefHeading___Toc755_1084348667"/>d’œuvre + coûts incertains de la plateforme)<text:bookmark-end text:name="__RefHeading___Toc755_1084348667"/></text:p>
      <text:list xml:id="list172738599160245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757_1084348667"/>Validation et boucle de retro-action<text:bookmark-end text:name="__RefHeading___Toc757_1084348667"/></text:h>
                </text:list-item>
              </text:list>
            </text:list-item>
          </text:list>
        </text:list-item>
      </text:list>
      <text:p text:style-name="P3"><text:bookmark-start text:name="__RefHeading___Toc759_1084348667"/>(note : exemples :<text:bookmark-end text:name="__RefHeading___Toc759_1084348667"/></text:p>
      <text:p text:style-name="P3"><text:bookmark-start text:name="__RefHeading___Toc761_1084348667"/>fréquence parsing trop importante,<text:bookmark-end text:name="__RefHeading___Toc761_1084348667"/></text:p>
      <text:p text:style-name="P3"><text:bookmark-start text:name="__RefHeading___Toc763_1084348667"/>synonymes trop laborieux remplacé par la suggestion de phrase,<text:bookmark-end text:name="__RefHeading___Toc763_1084348667"/></text:p>
      <text:p text:style-name="P3"><text:bookmark-start text:name="__RefHeading___Toc765_1084348667"/>autocompletion fulltext remplacée par l’historique des requêtes,<text:bookmark-end text:name="__RefHeading___Toc765_1084348667"/></text:p>
      <text:p text:style-name="P3"><text:bookmark-start text:name="__RefHeading___Toc767_1084348667"/>Déclaration dynamique des planètes,<text:bookmark-end text:name="__RefHeading___Toc767_1084348667"/></text:p>
      <text:p text:style-name="P3"><text:bookmark-start text:name="__RefHeading___Toc769_1084348667"/>Refonte du mapping planete ↔ index)<text:bookmark-end text:name="__RefHeading___Toc769_1084348667"/></text:p>
      <text:list xml:id="list172738909238690" text:continue-numbering="true" text:style-name="Numbering_20_1">
        <text:list-item>
          <text:list>
            <text:list-item>
              <text:h text:style-name="T2" text:outline-level="2"><text:bookmark-start text:name="__RefHeading___Toc771_1084348667"/><text:span text:style-name="T7">Développement</text:span> du module d’indexation<text:bookmark-end text:name="__RefHeading___Toc771_1084348667"/></text:h>
              <text:list>
                <text:list-item>
                  <text:h text:style-name="T3" text:outline-level="3"><text:bookmark-start text:name="__RefHeading___Toc773_1084348667"/>La gestion des fréquences d’indexation<text:bookmark-end text:name="__RefHeading___Toc773_1084348667"/></text:h>
                </text:list-item>
                <text:list-item>
                  <text:h text:style-name="T3" text:outline-level="3"><text:bookmark-start text:name="__RefHeading___Toc775_1084348667"/>Le lien entre les pages html et le modèle de données<text:bookmark-end text:name="__RefHeading___Toc775_1084348667"/></text:h>
                </text:list-item>
                <text:list-item>
                  <text:h text:style-name="T3" text:outline-level="3"><text:bookmark-start text:name="__RefHeading___Toc777_1084348667"/>La distinction entre les liens suivis et les pages indexées<text:bookmark-end text:name="__RefHeading___Toc777_1084348667"/></text:h>
                </text:list-item>
                <text:list-item>
                  <text:h text:style-name="T3" text:outline-level="3"><text:bookmark-start text:name="__RefHeading___Toc779_1084348667"/>Politiques d’indexation et suppression des pages obsolètes<text:bookmark-end text:name="__RefHeading___Toc779_1084348667"/></text:h>
                </text:list-item>
                <text:list-item>
                  <text:h text:style-name="T3" text:outline-level="3"><text:bookmark-start text:name="__RefHeading___Toc781_1084348667"/>La gestion des pages en erreur<text:bookmark-end text:name="__RefHeading___Toc781_1084348667"/></text:h>
                </text:list-item>
              </text:list>
            </text:list-item>
          </text:list>
        </text:list-item>
      </text:list>
      <text:p text:style-name="P3"><text:bookmark-start text:name="__RefHeading___Toc783_1084348667"/>(des solutions imparfaites : effort maximal)<text:bookmark-end text:name="__RefHeading___Toc783_1084348667"/></text:p>
      <text:list xml:id="list172737321674412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785_1084348667"/><text:soft-page-break/>Une interface d’<text:span text:style-name="T4">administration</text:span><text:bookmark-end text:name="__RefHeading___Toc785_1084348667"/></text:h>
                </text:list-item>
              </text:list>
            </text:list-item>
            <text:list-item>
              <text:h text:style-name="T2" text:outline-level="2"><text:bookmark-start text:name="__RefHeading___Toc787_1084348667"/>L’implémentation des fonctionnalités de recherches<text:bookmark-end text:name="__RefHeading___Toc787_1084348667"/></text:h>
              <text:list>
                <text:list-item>
                  <text:h text:style-name="T3" text:outline-level="3"><text:bookmark-start text:name="__RefHeading___Toc789_1084348667"/>Résumé des concepts <text:span text:style-name="T5">Elasticsearch</text:span><text:bookmark-end text:name="__RefHeading___Toc789_1084348667"/></text:h>
                </text:list-item>
                <text:list-item>
                  <text:h text:style-name="T3" text:outline-level="3"><text:bookmark-start text:name="__RefHeading___Toc791_1084348667"/>Le couplage entre la structure des index et les fonctionnalités de recherche<text:bookmark-end text:name="__RefHeading___Toc791_1084348667"/></text:h>
                </text:list-item>
                <text:list-item>
                  <text:h text:style-name="T3" text:outline-level="3"><text:bookmark-start text:name="__RefHeading___Toc793_1084348667"/>La recherche sur une phrase<text:bookmark-end text:name="__RefHeading___Toc793_1084348667"/></text:h>
                </text:list-item>
                <text:list-item>
                  <text:h text:style-name="T3" text:outline-level="3"><text:bookmark-start text:name="__RefHeading___Toc795_1084348667"/>Une recherche simultanée sur la phrase et sur les mots<text:bookmark-end text:name="__RefHeading___Toc795_1084348667"/></text:h>
                </text:list-item>
                <text:list-item>
                  <text:h text:style-name="T3" text:outline-level="3"><text:bookmark-start text:name="__RefHeading___Toc797_1084348667"/>Corrections et suggestions de « phrases »<text:bookmark-end text:name="__RefHeading___Toc797_1084348667"/></text:h>
                </text:list-item>
                <text:list-item>
                  <text:h text:style-name="T3" text:outline-level="3"><text:bookmark-start text:name="__RefHeading___Toc799_1084348667"/>Auto complétion sur l’historique des requêtes pertinentes<text:bookmark-end text:name="__RefHeading___Toc799_1084348667"/></text:h>
                </text:list-item>
              </text:list>
            </text:list-item>
            <text:list-item>
              <text:h text:style-name="T2" text:outline-level="2"><text:bookmark-start text:name="__RefHeading___Toc801_1084348667"/><text:span text:style-name="T7">Développement du</text:span> web service de recherche<text:bookmark-end text:name="__RefHeading___Toc801_1084348667"/></text:h>
            </text:list-item>
          </text:list>
        </text:list-item>
      </text:list>
      <text:p text:style-name="P3"><text:bookmark-start text:name="__RefHeading___Toc803_1084348667"/>(note : Une interface qui masque la complexité)<text:bookmark-end text:name="__RefHeading___Toc803_1084348667"/></text:p>
      <text:list xml:id="list172737581826565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805_1084348667"/>Un web service REST utilisable depuis n’importe quelle source<text:bookmark-end text:name="__RefHeading___Toc805_1084348667"/></text:h>
                </text:list-item>
                <text:list-item>
                  <text:h text:style-name="T3" text:outline-level="3"><text:bookmark-start text:name="__RefHeading___Toc807_1084348667"/>La définition du modèle de donnée exposé<text:bookmark-end text:name="__RefHeading___Toc807_1084348667"/></text:h>
                </text:list-item>
                <text:list-item>
                  <text:h text:style-name="T3" text:outline-level="3"><text:bookmark-start text:name="__RefHeading___Toc809_1084348667"/>Implémentation d’une page de recherche simplifiée<text:bookmark-end text:name="__RefHeading___Toc809_1084348667"/></text:h>
                </text:list-item>
              </text:list>
            </text:list-item>
            <text:list-item>
              <text:h text:style-name="T2" text:outline-level="2"><text:bookmark-start text:name="__RefHeading___Toc811_1084348667"/>Intégration du <text:span text:style-name="T6">client de recherche</text:span> au site internet du parlement<text:bookmark-end text:name="__RefHeading___Toc811_1084348667"/></text:h>
            </text:list-item>
          </text:list>
        </text:list-item>
      </text:list>
      <text:p text:style-name="Text_20_body"/>
      <text:list xml:id="list172737435332067" text:continue-numbering="true" text:style-name="Numbering_20_1">
        <text:list-item>
          <text:h text:style-name="P9" text:outline-level="1"><text:bookmark-start text:name="__RefHeading___Toc813_1084348667"/>Tests et intégration continue<text:bookmark-end text:name="__RefHeading___Toc813_1084348667"/></text:h>
          <text:list>
            <text:list-item>
              <text:h text:style-name="P8" text:outline-level="2"><text:bookmark-start text:name="__RefHeading___Toc815_1084348667"/>Test unitaires et couvertures de code <text:bookmark-end text:name="__RefHeading___Toc815_1084348667"/></text:h>
            </text:list-item>
          </text:list>
        </text:list-item>
      </text:list>
      <text:p text:style-name="Text_20_body"><text:bookmark-start text:name="__RefHeading___Toc817_1084348667"/>(tests d’algorithme)<text:bookmark-end text:name="__RefHeading___Toc817_1084348667"/></text:p>
      <text:list xml:id="list172738102011552" text:continue-numbering="true" text:style-name="Numbering_20_1">
        <text:list-item>
          <text:list>
            <text:list-item>
              <text:h text:style-name="T2" text:outline-level="2"><text:bookmark-start text:name="__RefHeading___Toc819_1084348667"/>Les critères qualité de l’analyse automatique du code<text:bookmark-end text:name="__RefHeading___Toc819_1084348667"/></text:h>
            </text:list-item>
            <text:list-item>
              <text:h text:style-name="P8" text:outline-level="2"><text:bookmark-start text:name="__RefHeading___Toc821_1084348667"/>Les tests d’intégration <text:bookmark-end text:name="__RefHeading___Toc821_1084348667"/></text:h>
            </text:list-item>
          </text:list>
        </text:list-item>
      </text:list>
      <text:p text:style-name="Text_20_body"><text:bookmark-start text:name="__RefHeading___Toc823_1084348667"/>(tests techniques d’intégration)<text:bookmark-end text:name="__RefHeading___Toc823_1084348667"/></text:p>
      <text:list xml:id="list172737607360398" text:continue-numbering="true" text:style-name="Numbering_20_1">
        <text:list-item>
          <text:list>
            <text:list-item>
              <text:h text:style-name="P8" text:outline-level="2"><text:bookmark-start text:name="__RefHeading___Toc825_1084348667"/>Les tests de validation <text:bookmark-end text:name="__RefHeading___Toc825_1084348667"/></text:h>
            </text:list-item>
          </text:list>
        </text:list-item>
      </text:list>
      <text:p text:style-name="Text_20_body"><text:bookmark-start text:name="__RefHeading___Toc827_1084348667"/>(tests utilisateurs sur la satisfaction des besoins)<text:bookmark-end text:name="__RefHeading___Toc827_1084348667"/></text:p>
      <text:p text:style-name="Text_20_body"/>
      <text:list xml:id="list172737927624364" text:continue-numbering="true" text:style-name="Numbering_20_1">
        <text:list-item>
          <text:h text:style-name="P9" text:outline-level="1"><text:bookmark-start text:name="__RefHeading___Toc829_1084348667"/>La documentation<text:bookmark-end text:name="__RefHeading___Toc829_1084348667"/></text:h>
          <text:list>
            <text:list-item>
              <text:h text:style-name="T2" text:outline-level="2"><text:bookmark-start text:name="__RefHeading___Toc831_1084348667"/>Le Document Technique d’Architecture (DTA)<text:bookmark-end text:name="__RefHeading___Toc831_1084348667"/></text:h>
            </text:list-item>
            <text:list-item>
              <text:h text:style-name="T2" text:outline-level="2"><text:bookmark-start text:name="__RefHeading___Toc833_1084348667"/>La documentation technique<text:bookmark-end text:name="__RefHeading___Toc833_1084348667"/></text:h>
            </text:list-item>
            <text:list-item>
              <text:h text:style-name="T2" text:outline-level="2"><text:bookmark-start text:name="__RefHeading___Toc835_1084348667"/><text:soft-page-break/>La documentation Java et les commentaires<text:bookmark-end text:name="__RefHeading___Toc835_1084348667"/></text:h>
            </text:list-item>
          </text:list>
        </text:list-item>
      </text:list>
      <text:p text:style-name="Text_20_body"/>
      <text:list xml:id="list172737954488824" text:continue-numbering="true" text:style-name="Numbering_20_1">
        <text:list-item>
          <text:h text:style-name="P9" text:outline-level="1"><text:bookmark-start text:name="__RefHeading___Toc837_1084348667"/>La formation utilisateurs<text:bookmark-end text:name="__RefHeading___Toc837_1084348667"/></text:h>
        </text:list-item>
      </text:list>
      <text:p text:style-name="Text_20_body"/>
      <text:list xml:id="list172738874602538" text:continue-numbering="true" text:style-name="Numbering_20_1">
        <text:list-item>
          <text:h text:style-name="P9" text:outline-level="1"><text:bookmark-start text:name="__RefHeading___Toc1529_1084348667"/>Retours d’expérience<text:bookmark-end text:name="__RefHeading___Toc1529_1084348667"/></text:h>
        </text:list-item>
      </text:list>
      <text:p text:style-name="Text_20_body"/>
      <text:list xml:id="list172737419824036" text:continue-numbering="true" text:style-name="Numbering_20_1">
        <text:list-item>
          <text:h text:style-name="P9" text:outline-level="1"><text:bookmark-start text:name="__RefHeading___Toc841_1084348667"/>Conclusion<text:bookmark-end text:name="__RefHeading___Toc841_1084348667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1" style:list-style-name="Numbering_20_1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font-size="14pt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default-outline-level="" style:list-style-name="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4pt" fo:font-weight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>
        <style:tab-stops/>
      </style:paragraph-properties>
      <style:text-properties fo:font-size="20pt" fo:font-weight="bold" fo:background-color="transparent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1" style:family="paragraph" style:parent-style-name="Text_20_body" style:default-outline-level="1" style:list-style-name="Numbering_20_1">
      <style:paragraph-properties fo:margin-left="0cm" fo:margin-right="0cm" fo:text-indent="0cm" style:auto-text-indent="false"/>
      <style:text-properties style:font-name="Liberation Sans1" fo:font-family="'Liberation Sans'" style:font-style-name="Gras" style:font-family-generic="swiss" style:font-pitch="variable" fo:font-size="15pt" fo:font-weight="bold" style:font-size-asian="10.5pt"/>
    </style:style>
    <style:style style:name="T2" style:family="paragraph" style:parent-style-name="Text_20_body" style:default-outline-level="2" style:list-style-name="Numbering_20_1">
      <style:text-properties fo:font-size="14pt" fo:font-weight="bold" style:font-size-asian="10.5pt"/>
    </style:style>
    <style:style style:name="T3" style:family="paragraph" style:parent-style-name="Text_20_body" style:default-outline-level="3" style:list-style-name="Numbering_20_1">
      <style:text-properties fo:font-size="12pt" fo:font-weight="bold" officeooo:rsid="005e15d7" style:font-size-asian="10.5pt"/>
    </style:style>
    <style:style style:name="T4" style:family="paragraph" style:parent-style-name="Text_20_body" style:default-outline-level="4" style:list-style-name="Numbering_20_1">
      <style:paragraph-properties>
        <style:tab-stops/>
      </style:paragraph-properties>
      <style:text-properties fo:font-size="13pt" fo:font-style="italic" fo:background-color="transparent" style:font-size-asian="10.5pt"/>
    </style:style>
    <style:style style:name="Contents_20_2" style:display-name="Contents 2" style:family="paragraph" style:parent-style-name="Index" style:default-outline-level="" style:list-style-name="" style:class="index" style:master-page-name="">
      <style:paragraph-properties fo:margin-left="0.499cm" fo:margin-right="0cm" fo:text-align="start" style:justify-single-word="false" fo:text-indent="0cm" style:auto-text-indent="false" style:page-number="auto" fo:break-before="auto" fo:break-after="auto" style:vertical-align="auto">
        <style:tab-stops>
          <style:tab-stop style:position="16.499cm"/>
          <style:tab-stop style:position="20.5cm"/>
        </style:tab-stops>
      </style:paragraph-properties>
      <style:text-properties style:text-position="0% 100%" fo:font-style="normal" fo:background-color="transparent" style:text-rotation-angle="0" style:text-rotation-scale="line-heigh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3pt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1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3pt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><text:bookmark-start text:name="__RefHeading___Toc1527_1084348667"/>Charles Huber <text:s text:c="100"/>CNAM GRAND EST 2017/2018<text:bookmark-end text:name="__RefHeading___Toc1527_1084348667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8-01-23T17:27:36.690742745</dc:date>
    <meta:editing-duration>P11DT21H6M52S</meta:editing-duration>
    <meta:editing-cycles>86</meta:editing-cycles>
    <meta:document-statistic meta:table-count="0" meta:image-count="0" meta:object-count="0" meta:page-count="7" meta:paragraph-count="182" meta:word-count="1062" meta:character-count="7148" meta:non-whitespace-character-count="6096"/>
  </office:meta>
</office:document-meta>
</file>